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ro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  <table:table-cell>
            <draw:frame table:end-cell-address="Sheet1.P33" table:end-x="0.3126in" table:end-y="0.1339in" draw:z-index="0" draw:style-name="gr1" draw:text-style-name="P1" svg:width="9.9343in" svg:height="5.1634in" svg:x="0.1575in" svg:y="0.1067in">
              <draw:object draw:notify-on-update-of-ranges="Sheet1.A2:Sheet1.A23 Sheet1.B1:Sheet1.B1 Sheet1.B2:Sheet1.B23 Sheet1.A2:Sheet1.A23 Sheet1.C1:Sheet1.C1 Sheet1.C2:Sheet1.C23 Sheet1.A2:Sheet1.A23 Sheet1.D1:Sheet1.D1 Sheet1.D2:Sheet1.D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85">
            <text:p>585</text:p>
          </table:table-cell>
          <table:table-cell office:value-type="float" office:value="965">
            <text:p>965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1849">
            <text:p>1849</text:p>
          </table:table-cell>
          <table:table-cell office:value-type="float" office:value="969">
            <text:p>96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56">
            <text:p>1656</text:p>
          </table:table-cell>
          <table:table-cell office:value-type="float" office:value="2519">
            <text:p>2519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269">
            <text:p>2269</text:p>
          </table:table-cell>
          <table:table-cell office:value-type="float" office:value="3342">
            <text:p>3342</text:p>
          </table:table-cell>
          <table:table-cell office:value-type="float" office:value="3094">
            <text:p>3094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623">
            <text:p>2623</text:p>
          </table:table-cell>
          <table:table-cell office:value-type="float" office:value="4616">
            <text:p>4616</text:p>
          </table:table-cell>
          <table:table-cell office:value-type="float" office:value="1971">
            <text:p>1971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604">
            <text:p>2604</text:p>
          </table:table-cell>
          <table:table-cell office:value-type="float" office:value="5145">
            <text:p>5145</text:p>
          </table:table-cell>
          <table:table-cell office:value-type="float" office:value="2959">
            <text:p>2959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846">
            <text:p>2846</text:p>
          </table:table-cell>
          <table:table-cell office:value-type="float" office:value="6709">
            <text:p>6709</text:p>
          </table:table-cell>
          <table:table-cell office:value-type="float" office:value="2864">
            <text:p>2864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3090">
            <text:p>3090</text:p>
          </table:table-cell>
          <table:table-cell office:value-type="float" office:value="7350">
            <text:p>7350</text:p>
          </table:table-cell>
          <table:table-cell office:value-type="float" office:value="3009">
            <text:p>3009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4599">
            <text:p>4599</text:p>
          </table:table-cell>
          <table:table-cell office:value-type="float" office:value="8384">
            <text:p>8384</text:p>
          </table:table-cell>
          <table:table-cell office:value-type="float" office:value="3759">
            <text:p>3759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3713">
            <text:p>3713</text:p>
          </table:table-cell>
          <table:table-cell office:value-type="float" office:value="8772">
            <text:p>8772</text:p>
          </table:table-cell>
          <table:table-cell office:value-type="float" office:value="3518">
            <text:p>3518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3925">
            <text:p>3925</text:p>
          </table:table-cell>
          <table:table-cell office:value-type="float" office:value="9339">
            <text:p>9339</text:p>
          </table:table-cell>
          <table:table-cell office:value-type="float" office:value="4169">
            <text:p>4169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4714">
            <text:p>4714</text:p>
          </table:table-cell>
          <table:table-cell office:value-type="float" office:value="12226">
            <text:p>12226</text:p>
          </table:table-cell>
          <table:table-cell office:value-type="float" office:value="5286">
            <text:p>5286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5798">
            <text:p>5798</text:p>
          </table:table-cell>
          <table:table-cell office:value-type="float" office:value="11651">
            <text:p>11651</text:p>
          </table:table-cell>
          <table:table-cell office:value-type="float" office:value="5608">
            <text:p>5608</text:p>
          </table:table-cell>
          <table:table-cell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5475">
            <text:p>5475</text:p>
          </table:table-cell>
          <table:table-cell office:value-type="float" office:value="14177">
            <text:p>14177</text:p>
          </table:table-cell>
          <table:table-cell office:value-type="float" office:value="7131">
            <text:p>7131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7049">
            <text:p>7049</text:p>
          </table:table-cell>
          <table:table-cell office:value-type="float" office:value="14038">
            <text:p>14038</text:p>
          </table:table-cell>
          <table:table-cell office:value-type="float" office:value="5802">
            <text:p>5802</text:p>
          </table:table-cell>
          <table:table-cell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6145">
            <text:p>6145</text:p>
          </table:table-cell>
          <table:table-cell office:value-type="float" office:value="14006">
            <text:p>14006</text:p>
          </table:table-cell>
          <table:table-cell office:value-type="float" office:value="6079">
            <text:p>6079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7630">
            <text:p>7630</text:p>
          </table:table-cell>
          <table:table-cell office:value-type="float" office:value="15810">
            <text:p>15810</text:p>
          </table:table-cell>
          <table:table-cell office:value-type="float" office:value="7967">
            <text:p>7967</text:p>
          </table:table-cell>
          <table:table-cell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6900">
            <text:p>6900</text:p>
          </table:table-cell>
          <table:table-cell office:value-type="float" office:value="19364">
            <text:p>19364</text:p>
          </table:table-cell>
          <table:table-cell office:value-type="float" office:value="7408">
            <text:p>7408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6622">
            <text:p>6622</text:p>
          </table:table-cell>
          <table:table-cell office:value-type="float" office:value="18385">
            <text:p>18385</text:p>
          </table:table-cell>
          <table:table-cell office:value-type="float" office:value="8870">
            <text:p>8870</text:p>
          </table:table-cell>
          <table:table-cell/>
        </table:table-row>
        <table:table-row table:style-name="ro1">
          <table:table-cell office:value-type="float" office:value="10100">
            <text:p>10100</text:p>
          </table:table-cell>
          <table:table-cell office:value-type="float" office:value="7820">
            <text:p>7820</text:p>
          </table:table-cell>
          <table:table-cell office:value-type="float" office:value="20606">
            <text:p>20606</text:p>
          </table:table-cell>
          <table:table-cell office:value-type="float" office:value="8196">
            <text:p>8196</text:p>
          </table:table-cell>
          <table:table-cell/>
        </table:table-row>
        <table:table-row table:style-name="ro1">
          <table:table-cell office:value-type="float" office:value="10600">
            <text:p>10600</text:p>
          </table:table-cell>
          <table:table-cell office:value-type="float" office:value="8477">
            <text:p>8477</text:p>
          </table:table-cell>
          <table:table-cell office:value-type="float" office:value="22974">
            <text:p>22974</text:p>
          </table:table-cell>
          <table:table-cell office:value-type="float" office:value="8133">
            <text:p>813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12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12T12:08:14</dc:date>
    <dc:creator>Alessandro Vinciguerra</dc:creator>
    <meta:editing-duration>PT4M</meta:editing-duration>
    <meta:editing-cycles>3</meta:editing-cycles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34cm" svg:height="13.116cm" xlink:href=".." xlink:type="simple" chart:class="chart:scatter" chart:style-name="ch1">
        <chart:title svg:x="7.309cm" svg:y="0.397cm" chart:style-name="ch2">
          <text:p>Runtime comparison: Introsort, Heapsort, Quicksort</text:p>
        </chart:title>
        <chart:subtitle svg:x="5.495cm" svg:y="1.448cm" chart:style-name="ch3">
          <text:p>1 Trial, Random data, x86 64-bit Intel i7 processor, macOS 10.13.5, Darwin kernel</text:p>
        </chart:subtitle>
        <chart:legend chart:legend-position="end" svg:x="22.397cm" svg:y="5.788cm" style:legend-expansion="high" chart:style-name="ch4"/>
        <chart:plot-area chart:style-name="ch5" table:cell-range-address="Sheet1.A2:Sheet1.D23 Sheet1.B1:Sheet1.D1" chart:data-source-has-labels="row" svg:x="1.502cm" svg:y="2.651cm" svg:width="19.887cm" svg:height="9.235cm">
          <chartooo:coordinate-region svg:x="2.733cm" svg:y="2.841cm" svg:width="18.164cm" svg:height="8.416cm"/>
          <chart:axis chart:dimension="x" chart:name="primary-x" chart:style-name="ch6">
            <chart:title svg:x="10.53cm" svg:y="12.149cm" chart:style-name="ch7">
              <text:p>Array length</text:p>
            </chart:title>
          </chart:axis>
          <chart:axis chart:dimension="y" chart:name="primary-y" chart:style-name="ch6">
            <chart:title svg:x="0.451cm" svg:y="8.239cm" chart:style-name="ch8">
              <text:p>Runtime (μs)</text:p>
            </chart:title>
            <chart:grid chart:style-name="ch9" chart:class="major"/>
          </chart:axis>
          <chart:series chart:style-name="ch10" chart:values-cell-range-address="Sheet1.B2:Sheet1.B23" chart:label-cell-address="Sheet1.B1:Sheet1.B1" chart:class="chart:scatter">
            <chart:domain table:cell-range-address="Sheet1.A2:Sheet1.A23"/>
            <chart:data-point chart:repeated="22"/>
          </chart:series>
          <chart:series chart:style-name="ch11" chart:values-cell-range-address="Sheet1.C2:Sheet1.C23" chart:label-cell-address="Sheet1.C1:Sheet1.C1" chart:class="chart:scatter">
            <chart:data-point chart:repeated="22"/>
          </chart:series>
          <chart:series chart:style-name="ch12" chart:values-cell-range-address="Sheet1.D2:Sheet1.D23" chart:label-cell-address="Sheet1.D1:Sheet1.D1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rosort</text:p>
                <draw:g>
                  <svg:desc>Sheet1.B1:Sheet1.B1</svg:desc>
                </draw:g>
              </table:table-cell>
              <table:table-cell office:value-type="string">
                <text:p>Heapsort</text:p>
                <draw:g>
                  <svg:desc>Sheet1.C1:Sheet1.C1</svg:desc>
                </draw:g>
              </table:table-cell>
              <table:table-cell office:value-type="string">
                <text:p>Quick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3</svg:desc>
                </draw:g>
              </table:table-cell>
              <table:table-cell office:value-type="float" office:value="124">
                <text:p>124</text:p>
                <draw:g>
                  <svg:desc>Sheet1.B2:Sheet1.B23</svg:desc>
                </draw:g>
              </table:table-cell>
              <table:table-cell office:value-type="float" office:value="136">
                <text:p>136</text:p>
                <draw:g>
                  <svg:desc>Sheet1.C2:Sheet1.C23</svg:desc>
                </draw:g>
              </table:table-cell>
              <table:table-cell office:value-type="float" office:value="134">
                <text:p>134</text:p>
                <draw:g>
                  <svg:desc>Sheet1.D2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585">
                <text:p>585</text:p>
              </table:table-cell>
              <table:table-cell office:value-type="float" office:value="965">
                <text:p>96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000">
                <text:p>1000</text:p>
              </table:table-cell>
              <table:table-cell office:value-type="float" office:value="1849">
                <text:p>184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656">
                <text:p>1656</text:p>
              </table:table-cell>
              <table:table-cell office:value-type="float" office:value="2519">
                <text:p>2519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0">
                <text:p>2100</text:p>
              </table:table-cell>
              <table:table-cell office:value-type="float" office:value="2269">
                <text:p>2269</text:p>
              </table:table-cell>
              <table:table-cell office:value-type="float" office:value="3342">
                <text:p>3342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2623">
                <text:p>2623</text:p>
              </table:table-cell>
              <table:table-cell office:value-type="float" office:value="4616">
                <text:p>4616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0">
                <text:p>3100</text:p>
              </table:table-cell>
              <table:table-cell office:value-type="float" office:value="2604">
                <text:p>2604</text:p>
              </table:table-cell>
              <table:table-cell office:value-type="float" office:value="5145">
                <text:p>5145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0">
                <text:p>3600</text:p>
              </table:table-cell>
              <table:table-cell office:value-type="float" office:value="2846">
                <text:p>2846</text:p>
              </table:table-cell>
              <table:table-cell office:value-type="float" office:value="6709">
                <text:p>6709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0">
                <text:p>4100</text:p>
              </table:table-cell>
              <table:table-cell office:value-type="float" office:value="3090">
                <text:p>3090</text:p>
              </table:table-cell>
              <table:table-cell office:value-type="float" office:value="7350">
                <text:p>7350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0">
                <text:p>4600</text:p>
              </table:table-cell>
              <table:table-cell office:value-type="float" office:value="4599">
                <text:p>4599</text:p>
              </table:table-cell>
              <table:table-cell office:value-type="float" office:value="8384">
                <text:p>8384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0">
                <text:p>5100</text:p>
              </table:table-cell>
              <table:table-cell office:value-type="float" office:value="3713">
                <text:p>3713</text:p>
              </table:table-cell>
              <table:table-cell office:value-type="float" office:value="8772">
                <text:p>8772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3925">
                <text:p>3925</text:p>
              </table:table-cell>
              <table:table-cell office:value-type="float" office:value="9339">
                <text:p>9339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0">
                <text:p>6100</text:p>
              </table:table-cell>
              <table:table-cell office:value-type="float" office:value="4714">
                <text:p>4714</text:p>
              </table:table-cell>
              <table:table-cell office:value-type="float" office:value="12226">
                <text:p>12226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0">
                <text:p>6600</text:p>
              </table:table-cell>
              <table:table-cell office:value-type="float" office:value="5798">
                <text:p>5798</text:p>
              </table:table-cell>
              <table:table-cell office:value-type="float" office:value="11651">
                <text:p>11651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0">
                <text:p>7100</text:p>
              </table:table-cell>
              <table:table-cell office:value-type="float" office:value="5475">
                <text:p>5475</text:p>
              </table:table-cell>
              <table:table-cell office:value-type="float" office:value="14177">
                <text:p>14177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0">
                <text:p>7600</text:p>
              </table:table-cell>
              <table:table-cell office:value-type="float" office:value="7049">
                <text:p>7049</text:p>
              </table:table-cell>
              <table:table-cell office:value-type="float" office:value="14038">
                <text:p>14038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6145">
                <text:p>6145</text:p>
              </table:table-cell>
              <table:table-cell office:value-type="float" office:value="14006">
                <text:p>14006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0">
                <text:p>8600</text:p>
              </table:table-cell>
              <table:table-cell office:value-type="float" office:value="7630">
                <text:p>7630</text:p>
              </table:table-cell>
              <table:table-cell office:value-type="float" office:value="15810">
                <text:p>15810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0">
                <text:p>9100</text:p>
              </table:table-cell>
              <table:table-cell office:value-type="float" office:value="6900">
                <text:p>6900</text:p>
              </table:table-cell>
              <table:table-cell office:value-type="float" office:value="19364">
                <text:p>19364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0">
                <text:p>9600</text:p>
              </table:table-cell>
              <table:table-cell office:value-type="float" office:value="6622">
                <text:p>6622</text:p>
              </table:table-cell>
              <table:table-cell office:value-type="float" office:value="18385">
                <text:p>18385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0">
                <text:p>10100</text:p>
              </table:table-cell>
              <table:table-cell office:value-type="float" office:value="7820">
                <text:p>7820</text:p>
              </table:table-cell>
              <table:table-cell office:value-type="float" office:value="20606">
                <text:p>20606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0">
                <text:p>10600</text:p>
              </table:table-cell>
              <table:table-cell office:value-type="float" office:value="8477">
                <text:p>8477</text:p>
              </table:table-cell>
              <table:table-cell office:value-type="float" office:value="22974">
                <text:p>22974</text:p>
              </table:table-cell>
              <table:table-cell office:value-type="float" office:value="8133">
                <text:p>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